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5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5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3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5" style:family="paragraph">
      <style:paragraph-properties fo:line-height="120.00%" fo:text-align="left" fo:margin-bottom="7.00pt"/>
    </style:style>
    <style:style style:name="TableColumn0100" style:family="table-column">
      <style:table-column-properties style:column-width="2.757639in"/>
    </style:style>
    <style:style style:name="TableColumn0101" style:family="table-column">
      <style:table-column-properties style:column-width="4.167361in"/>
    </style:style>
    <style:style style:name="Table01" style:family="table">
      <style:table-properties style:width="6.9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 style:min-row-height="0.541667in"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Ответы</text:span><text:span text:style-name="T2"><text:s/></text:span><text:span text:style-name="T3">нужно</text:span><text:span text:style-name="T4"><text:s/></text:span><text:span text:style-name="T5">давать</text:span><text:span text:style-name="T6"><text:s/></text:span><text:span text:style-name="T7">лаконичные</text:span><text:span text:style-name="T8">,<text:s/></text:span><text:span text:style-name="T9">достаточно</text:span><text:span text:style-name="T10"><text:s/></text:span><text:span text:style-name="T11">продемонстрировать</text:span><text:span text:style-name="T12"><text:s/></text:span><text:span text:style-name="T13">понимание</text:span><text:span text:style-name="T14"><text:s/></text:span><text:span text:style-name="T15">предмета</text:span><text:span text:style-name="T16">.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8">Ф</text:span><text:span text:style-name="T19">.</text:span><text:span text:style-name="T20">И</text:span><text:span text:style-name="T21">.</text:span><text:span text:style-name="T22">О</text:span><text:span text:style-name="T23">.</text:span><text:span text:style-name="T24"/></text:p>
          </table:table-cell>
          <table:table-cell table:style-name="TableCell010001">
            <text:p text:style-name="P3"><text:span text:style-name="T25">Баландина Светлана Викторовна</text:span><text:span text:style-name="T26"/></text:p>
          </table:table-cell>
        </table:table-row>
        <table:table-row table:style-name="TableRow0101">
          <table:table-cell table:style-name="TableCell010100" table:number-columns-spanned="2">
            <text:p text:style-name="P6"><text:span text:style-name="T27">Java</text:span><text:span text:style-name="T28"/></text:p>
          </table:table-cell>
          <table:covered-table-cell/>
        </table:table-row>
        <table:table-row table:style-name="TableRow0102">
          <table:table-cell table:style-name="TableCell010200">
            <text:p text:style-name="P9"><text:span text:style-name="T29">Что</text:span><text:span text:style-name="T30"><text:s/></text:span><text:span text:style-name="T31">такое</text:span><text:span text:style-name="T32"><text:s/></text:span><text:span text:style-name="T33">переопределение</text:span><text:span text:style-name="T34"><text:s/></text:span><text:span text:style-name="T35">метода</text:span><text:span text:style-name="T36">?</text:span><text:span text:style-name="T37"/></text:p>
          </table:table-cell>
          <table:table-cell table:style-name="TableCell010201">
            <text:p text:style-name="P9"><text:span text:style-name="T38">Поддержка полиморфизма в<text:s/></text:span><text:span text:style-name="T39">Java.</text:span><text:span text:style-name="T40">Когда подкласс и суперкласс содержат методы имеющие одинаковую сигнатуру типов и именя.</text:span><text:span text:style-name="T41"><text:s/></text:span><text:span text:style-name="T42">Помечаеться</text:span><text:span text:style-name="T43"><text:s/></text:span><text:span text:style-name="T44">анннтацией<text:s/></text:span><text:span text:style-name="T45">@Override</text:span><text:span text:style-name="T46">. Метод из подкласса переопределяет метод суперкласса.</text:span><text:span text:style-name="T47"/></text:p>
          </table:table-cell>
        </table:table-row>
        <table:table-row table:style-name="TableRow0103">
          <table:table-cell table:style-name="TableCell010300">
            <text:p text:style-name="P11"><text:span text:style-name="T48">Какие</text:span><text:span text:style-name="T49"><text:s/></text:span><text:span text:style-name="T50">бывают</text:span><text:span text:style-name="T51"><text:s/></text:span><text:span text:style-name="T52">виды</text:span><text:span text:style-name="T53"><text:s/></text:span><text:span text:style-name="T54">классов</text:span><text:span text:style-name="T55">?</text:span><text:span text:style-name="T56"/></text:p>
          </table:table-cell>
          <table:table-cell table:style-name="TableCell010301">
            <text:p text:style-name="P11"><text:span text:style-name="T57">Вложенные, статические, внутренние, обычные, абстрактные</text:span><text:span text:style-name="T58"/></text:p>
          </table:table-cell>
        </table:table-row>
        <table:table-row table:style-name="TableRow0104">
          <table:table-cell table:style-name="TableCell010400">
            <text:p text:style-name="P13"><text:span text:style-name="T59">Как</text:span><text:span text:style-name="T60"><text:s/></text:span><text:span text:style-name="T61">и</text:span><text:span text:style-name="T62"><text:s/></text:span><text:span text:style-name="T63">зачем</text:span><text:span text:style-name="T64"><text:s/></text:span><text:span text:style-name="T65">можно</text:span><text:span text:style-name="T66"><text:s/></text:span><text:span text:style-name="T67">использовать</text:span><text:span text:style-name="T68"><text:s/></text:span><text:span text:style-name="T69">модификатор</text:span><text:span text:style-name="T70"><text:s/>final?</text:span><text:span text:style-name="T71"/></text:p>
          </table:table-cell>
          <table:table-cell table:style-name="TableCell010401">
            <text:p text:style-name="P13"><text:span text:style-name="T72">применимо к полям, классам и методам<text:line-break/>если используем для класса-не может иметь наследников,</text:span></text:p>
            <text:p text:style-name="P13"><text:span text:style-name="T72">если для метода - не сможет быть переопределён в классах наследниках,<text:line-break/>если для поля - не сможем изменить значение поля после его инициализации,<text:line-break/>локальные переменные<text:s text:c="2"/>- не поменяют значения после присвоения</text:span><text:span text:style-name="T73"/></text:p>
          </table:table-cell>
        </table:table-row>
        <table:table-row table:style-name="TableRow0105">
          <table:table-cell table:style-name="TableCell010500">
            <text:p text:style-name="P16"><text:span text:style-name="T74">Какие</text:span><text:span text:style-name="T75"><text:s/></text:span><text:span text:style-name="T76">есть</text:span><text:span text:style-name="T77"><text:s/></text:span><text:span text:style-name="T78">варианты</text:span><text:span text:style-name="T79"><text:s/></text:span><text:span text:style-name="T80">использования</text:span><text:span text:style-name="T81"><text:s/></text:span><text:span text:style-name="T82">ключевого</text:span><text:span text:style-name="T83"><text:s/></text:span><text:span text:style-name="T84">слова</text:span><text:span text:style-name="T85"><text:s/>try?</text:span><text:span text:style-name="T86"/></text:p>
          </table:table-cell>
          <table:table-cell table:style-name="TableCell010501">
            <text:p text:style-name="P16"><text:span text:style-name="T87">вариант использования<text:s/></text:span><text:span text:style-name="T88">try<text:s/></text:span><text:span text:style-name="T89">только с<text:s/></text:span><text:span text:style-name="T90">catch</text:span><text:span text:style-name="T91"><text:s/>это средства обработки исключений.</text:span><text:span text:style-name="T92"><text:line-break/></text:span><text:span text:style-name="T93">Например:</text:span></text:p>
            <text:p text:style-name="P16"><text:span text:style-name="T93">try {</text:span></text:p>
            <text:p text:style-name="P16"><text:span text:style-name="T93"><text:s text:c="4"/>// Блок кода, в котором должны отслеживаться ошибки</text:span></text:p>
            <text:p text:style-name="P16"><text:span text:style-name="T93">}</text:span></text:p>
            <text:p text:style-name="P16"><text:span text:style-name="T93">catch (тип_исключения объект_исключения) {</text:span></text:p>
            <text:p text:style-name="P16"><text:span text:style-name="T93"><text:s text:c="4"/>// Обработчик исключения </text:span></text:p>
            <text:p text:style-name="P16"><text:span text:style-name="T93">}</text:span><text:span text:style-name="T94"/></text:p>
          </table:table-cell>
        </table:table-row>
        <table:table-row table:style-name="TableRow0106">
          <table:table-cell table:style-name="TableCell010600">
            <text:p text:style-name="P19"><text:span text:style-name="T95">Какие</text:span><text:span text:style-name="T96"><text:s/></text:span><text:span text:style-name="T97">есть</text:span><text:span text:style-name="T98"><text:s/></text:span><text:span text:style-name="T99">стандартные</text:span><text:span text:style-name="T100"><text:s/></text:span><text:span text:style-name="T101">реализации</text:span><text:span text:style-name="T102"><text:s/></text:span><text:span text:style-name="T103">интерфейса</text:span><text:span text:style-name="T104"><text:s/>List<text:s/></text:span><text:span text:style-name="T105">и</text:span><text:span text:style-name="T106"><text:s/></text:span><text:span text:style-name="T107">в</text:span><text:span text:style-name="T108"><text:s/></text:span><text:span text:style-name="T109">каких</text:span><text:span text:style-name="T110"><text:s/></text:span><text:span text:style-name="T111">ситуациях</text:span><text:span text:style-name="T112"><text:s/></text:span><text:span text:style-name="T113">их</text:span><text:span text:style-name="T114"><text:s/></text:span><text:span text:style-name="T115">нужно</text:span><text:span text:style-name="T116"><text:s/></text:span><text:span text:style-name="T117">использовать</text:span><text:span text:style-name="T118">?</text:span><text:span text:style-name="T119"/></text:p>
          </table:table-cell>
          <table:table-cell table:style-name="TableCell010601">
            <text:p text:style-name="P19"><text:span text:style-name="T119">List<text:s text:c="2"/>-<text:s/></text:span><text:span text:style-name="T120">это интерфейс, нам соотвественно надо создать конкретную его реализацию для использования , либо реализовать при помощи коллекций, таких как<text:s/></text:span><text:span text:style-name="T121">Stack, Vector,LinkedList, ArrayList. <text:line-break/></text:span><text:span text:style-name="T122">Ипользвуеться грубо говоря в ситуациях когда нам надо хранить коллекцию каких-то значений. Уметь добавлять в неё эелементы, удалять, сортировать и тогдалее.</text:span><text:span text:style-name="T123"/></text:p>
          </table:table-cell>
        </table:table-row>
        <table:table-row table:style-name="TableRow0107">
          <table:table-cell table:style-name="TableCell010700">
            <text:p text:style-name="P21"><text:span text:style-name="T124">В</text:span><text:span text:style-name="T125"><text:s/></text:span><text:span text:style-name="T126">чём</text:span><text:span text:style-name="T127"><text:s/></text:span><text:span text:style-name="T128">основная</text:span><text:span text:style-name="T129"><text:s/></text:span><text:span text:style-name="T130">идея</text:span><text:span text:style-name="T131"><text:s/></text:span><text:span text:style-name="T132">стримов</text:span><text:span text:style-name="T133"><text:s/></text:span><text:span text:style-name="T134">из</text:span><text:span text:style-name="T135"><text:s/></text:span><text:span text:style-name="T136">пакета</text:span><text:span text:style-name="T137"><text:s/>java.util.stream?</text:span><text:span text:style-name="T138"/></text:p>
          </table:table-cell>
          <table:table-cell table:style-name="TableCell010701">
            <text:p text:style-name="P21"><text:span text:style-name="T139">Сама я главная идея в упрощении работы с данными, если есть промежуточные операции, сортировка , фильтрация и другие.<text:s/></text:span><text:span text:style-name="T140"/></text:p>
          </table:table-cell>
        </table:table-row>
        <table:table-row table:style-name="TableRow0108">
          <table:table-cell table:style-name="TableCell010800" table:number-columns-spanned="2">
            <text:p text:style-name="P24"><text:span text:style-name="T141">Разное</text:span><text:span text:style-name="T142"/></text:p>
          </table:table-cell>
          <table:covered-table-cell/>
        </table:table-row>
        <table:table-row table:style-name="TableRow0109">
          <table:table-cell table:style-name="TableCell010900">
            <text:p text:style-name="P27"><text:span text:style-name="T143">Каким</text:span><text:span text:style-name="T144"><text:s/></text:span><text:span text:style-name="T145">критериям</text:span><text:span text:style-name="T146"><text:s/></text:span><text:span text:style-name="T147">должна</text:span><text:span text:style-name="T148"><text:s/></text:span><text:span text:style-name="T149">удовлетворять</text:span><text:span text:style-name="T150"><text:s/></text:span><text:span text:style-name="T151">«</text:span><text:span text:style-name="T152">хорошая</text:span><text:span text:style-name="T153">»<text:s/></text:span><text:span text:style-name="T154">хэш</text:span><text:span text:style-name="T155">-</text:span><text:span text:style-name="T156">функция</text:span><text:span text:style-name="T157">?</text:span><text:span text:style-name="T158"/></text:p>
          </table:table-cell>
          <table:table-cell table:style-name="TableCell010901">
            <text:p text:style-name="P27"><text:span text:style-name="T159">Она должна эффективно вычисляться.<text:line-break/>Равномерно распределять ключи по позициям таблицы.</text:span><text:span text:style-name="T160"/></text:p>
          </table:table-cell>
        </table:table-row>
        <table:table-row table:style-name="TableRow0110">
          <table:table-cell table:style-name="TableCell011000">
            <text:p text:style-name="P29"><text:span text:style-name="T161">В</text:span><text:span text:style-name="T162"><text:s/></text:span><text:span text:style-name="T163">чём</text:span><text:span text:style-name="T164"><text:s/></text:span><text:span text:style-name="T165">причина</text:span><text:span text:style-name="T166"><text:s/></text:span><text:span text:style-name="T167">популярности</text:span><text:span text:style-name="T168"><text:s/></text:span><text:span text:style-name="T169">и</text:span><text:span text:style-name="T170"><text:s/></text:span><text:span text:style-name="T171">широкого</text:span><text:span text:style-name="T172"><text:s/></text:span><text:span text:style-name="T173">распространения</text:span><text:span text:style-name="T174"><text:s/></text:span><text:span text:style-name="T175">кодировки</text:span><text:span text:style-name="T176"><text:s/>UTF-8?</text:span><text:span text:style-name="T177"/></text:p>
          </table:table-cell>
          <table:table-cell table:style-name="TableCell011001">
            <text:p text:style-name="P29"><text:span text:style-name="T178">Потому что это реализация юникода, которая адаптируеться абсолютно ко всему. <text:line-break/>Имеет переменную длину, можем использовать как 2 так и 3 байта в соотвествии с различными символами.</text:span><text:span text:style-name="T179"/></text:p>
          </table:table-cell>
        </table:table-row>
        <table:table-row table:style-name="TableRow0111">
          <table:table-cell table:style-name="TableCell011100">
            <text:p text:style-name="P31"><text:span text:style-name="T180">Сравните</text:span><text:span text:style-name="T181"><text:s/></text:span><text:span text:style-name="T182">форматы</text:span><text:span text:style-name="T183"><text:s/>XML<text:s/></text:span><text:span text:style-name="T184">и</text:span><text:span text:style-name="T185"><text:s/>JSON.<text:s/></text:span><text:span text:style-name="T186">Когда</text:span><text:span text:style-name="T187"><text:s/></text:span><text:span text:style-name="T188">какой</text:span><text:span text:style-name="T189"><text:s/></text:span><text:span text:style-name="T190">использовать</text:span><text:span text:style-name="T191">?</text:span><text:span text:style-name="T192"/></text:p>
          </table:table-cell>
          <table:table-cell table:style-name="TableCell011101">
            <text:p text:style-name="P31"><text:span text:style-name="T192">JSON -</text:span><text:span text:style-name="T193">объект имеет тип,<text:s/></text:span><text:span text:style-name="T194">XML -<text:s/></text:span><text:span text:style-name="T195">не содержит типов<text:line-break/></text:span><text:span text:style-name="T196">JSON -<text:s/></text:span><text:span text:style-name="T197">не обеспечивает поддержку имён,<text:s/></text:span><text:span text:style-name="T198">XML -<text:s/></text:span><text:span text:style-name="T199">обеспечивает<text:line-break/></text:span><text:span text:style-name="T200">JSON -<text:s/></text:span><text:span text:style-name="T201">не отображает данные,<text:s/></text:span><text:span text:style-name="T202">XML<text:s/></text:span><text:span text:style-name="T203"><text:s/>- отображает данные<text:line-break/></text:span><text:span text:style-name="T204">JSON<text:s text:c="2"/></text:span><text:span text:style-name="T205">менее защищён по сравнению с<text:s/></text:span><text:span text:style-name="T206">XML<text:line-break/>JSON -<text:s/></text:span><text:span text:style-name="T207">вроде только поддержку<text:s/></text:span><text:span text:style-name="T208">UTF - 8<text:s/></text:span><text:span text:style-name="T209">имеет, а<text:s/></text:span><text:span text:style-name="T210">XML<text:s/></text:span><text:span text:style-name="T211">различные форматы кодирования</text:span><text:span text:style-name="T212"/></text:p>
          </table:table-cell>
        </table:table-row>
        <table:table-row table:style-name="TableRow0112">
          <table:table-cell table:style-name="TableCell011200">
            <text:p text:style-name="P33"><text:span text:style-name="T213">Опишите</text:span><text:span text:style-name="T214"><text:s/></text:span><text:span text:style-name="T215">что</text:span><text:span text:style-name="T216"><text:s/></text:span><text:span text:style-name="T217">будет</text:span><text:span text:style-name="T218"><text:s/></text:span><text:span text:style-name="T219">происходить</text:span><text:span text:style-name="T220"><text:s/></text:span><text:span text:style-name="T221">«</text:span><text:span text:style-name="T222">под</text:span><text:span text:style-name="T223"><text:s/></text:span><text:span text:style-name="T224">капотом</text:span><text:span text:style-name="T225">»<text:s/></text:span><text:span text:style-name="T226">после</text:span><text:span text:style-name="T227"><text:s/></text:span><text:span text:style-name="T228">ввода</text:span><text:span text:style-name="T229"><text:s/></text:span><text:span text:style-name="T230">адреса</text:span><text:span text:style-name="T231"><text:s/></text:span><text:span text:style-name="T232">сайта</text:span><text:span text:style-name="T233"><text:s/></text:span><text:span text:style-name="T234">в</text:span><text:span text:style-name="T235"><text:s/></text:span><text:span text:style-name="T236">браузере</text:span><text:span text:style-name="T237"><text:s/></text:span><text:span text:style-name="T238">и</text:span><text:span text:style-name="T239"><text:s/></text:span><text:span text:style-name="T240">нажатия</text:span><text:span text:style-name="T241"><text:s/>Enter?</text:span><text:span text:style-name="T242"/></text:p>
          </table:table-cell>
          <table:table-cell table:style-name="TableCell011201">
            <text:p text:style-name="P33"><text:span text:style-name="T243">1)обращаемся к<text:s/></text:span><text:span text:style-name="T244">DNS -<text:s/></text:span><text:span text:style-name="T245">серверу и находим реальный адрес сервера где живёт сайт<text:line-break/>2)браузер посылает<text:s/></text:span><text:span text:style-name="T246">http<text:s/></text:span><text:span text:style-name="T247">или<text:s/></text:span><text:span text:style-name="T248">https<text:s/></text:span><text:span text:style-name="T249">запрос к серверу на отправку копии сайта для клиента, обычно с использованием протокола<text:s/></text:span><text:span text:style-name="T250">TCP/IP</text:span></text:p>
            <text:p text:style-name="P33"><text:span text:style-name="T250">3)</text:span><text:span text:style-name="T251">если сервер одобрил запрос, то клиенту отправляеться какой-то статус и начинаеться отправка файлов сайта небольшими порциями в виде пакетов данных</text:span></text:p>
            <text:p text:style-name="P33"><text:span text:style-name="T251">4)браузер собираеться всё эти пакеты джанных в полноценный сатй и показывает клиенту</text:span><text:span text:style-name="T252"/></text:p>
          </table:table-cell>
        </table:table-row>
      </table:table>
      <text:p text:style-name="P35"><text:span text:style-name="T25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